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Bundle.getNodeCapabilities( Document fa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sBundle.is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Bundle.construct( MavenProject project , ExtractBindexInfo ebi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ResourcesBundl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Re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Category( List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ResourcesBundle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Uri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Present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Presentatio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addRequire( Require requ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isSameBundleResource( String symbolicName , String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Bundle.addCapability( Capability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Doc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NodeRequirement( Document fa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sBundle.setCapability( List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NodeCategories( Document fa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sBund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Documentation( String docu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InvalidProperti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sBundle.setLicense( String 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Node( Document fa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sourcesBundle.setRequire( List requ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Symbolic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Bundle.addCategory(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